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oto Sans CJK JP Regular" svg:font-family="'Noto Sans CJK JP Regular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Regular1" svg:font-family="'Noto Sans CJK JP Regular'" style:font-family-generic="system" style:font-pitch="variable"/>
  </office:font-face-decls>
  <office:automatic-styles>
    <style:style style:name="co1" style:family="table-column">
      <style:table-column-properties fo:break-before="auto" style:column-width="63.82mm"/>
    </style:style>
    <style:style style:name="co2" style:family="table-column">
      <style:table-column-properties fo:break-before="auto" style:column-width="25.66mm"/>
    </style:style>
    <style:style style:name="co3" style:family="table-column">
      <style:table-column-properties fo:break-before="auto" style:column-width="13.97mm"/>
    </style:style>
    <style:style style:name="co4" style:family="table-column">
      <style:table-column-properties fo:break-before="auto" style:column-width="18.7mm"/>
    </style:style>
    <style:style style:name="co5" style:family="table-column">
      <style:table-column-properties fo:break-before="auto" style:column-width="15.91mm"/>
    </style:style>
    <style:style style:name="co6" style:family="table-column">
      <style:table-column-properties fo:break-before="auto" style:column-width="29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results_total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number-columns-repeated="10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/>
          <table:table-cell office:value-type="string" calcext:value-type="string">
            <text:p>AP</text:p>
          </table:table-cell>
          <table:table-cell office:value-type="string" calcext:value-type="string">
            <text:p>BLESS</text:p>
          </table:table-cell>
          <table:table-cell office:value-type="string" calcext:value-type="string">
            <text:p>Battig</text:p>
          </table:table-cell>
          <table:table-cell office:value-type="string" calcext:value-type="string">
            <text:p>ESSLI_1a</text:p>
          </table:table-cell>
          <table:table-cell office:value-type="string" calcext:value-type="string">
            <text:p>ESSLI_2b</text:p>
          </table:table-cell>
          <table:table-cell office:value-type="string" calcext:value-type="string">
            <text:p>ESSLI_2c</text:p>
          </table:table-cell>
          <table:table-cell office:value-type="string" calcext:value-type="string">
            <text:p>MEN</text:p>
          </table:table-cell>
          <table:table-cell office:value-type="string" calcext:value-type="string">
            <text:p>MTurk</text:p>
          </table:table-cell>
          <table:table-cell office:value-type="string" calcext:value-type="string">
            <text:p>RG65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SimLex999</text:p>
          </table:table-cell>
          <table:table-cell office:value-type="string" calcext:value-type="string">
            <text:p>WS353</text:p>
          </table:table-cell>
          <table:table-cell office:value-type="string" calcext:value-type="string">
            <text:p>WS353R</text:p>
          </table:table-cell>
          <table:table-cell office:value-type="string" calcext:value-type="string">
            <text:p>WS353S</text:p>
          </table:table-cell>
          <table:table-cell office:value-type="string" calcext:value-type="string">
            <text:p>Google</text:p>
          </table:table-cell>
          <table:table-cell office:value-type="string" calcext:value-type="string">
            <text:p>MSR</text:p>
          </table:table-cell>
          <table:table-cell office:value-type="string" calcext:value-type="string">
            <text:p>SemEval2012_2</text:p>
          </table:table-cell>
        </table:table-row>
        <table:table-row table:style-name="ro1">
          <table:table-cell office:value-type="string" calcext:value-type="string">
            <text:p>GloVe</text:p>
          </table:table-cell>
          <table:table-cell office:value-type="float" office:value="0.6368159204" calcext:value-type="float">
            <text:p>0.6368159204</text:p>
          </table:table-cell>
          <table:table-cell office:value-type="float" office:value="0.82" calcext:value-type="float">
            <text:p>0.82</text:p>
          </table:table-cell>
          <table:table-cell office:value-type="float" office:value="0.4213343529" calcext:value-type="float">
            <text:p>0.4213343529</text:p>
          </table:table-cell>
          <table:table-cell office:value-type="float" office:value="0.75" calcext:value-type="float">
            <text:p>0.75</text:p>
          </table:table-cell>
          <table:table-cell office:value-type="float" office:value="0.825" calcext:value-type="float">
            <text:p>0.825</text:p>
          </table:table-cell>
          <table:table-cell office:value-type="float" office:value="0.6444444444" calcext:value-type="float">
            <text:p>0.6444444444</text:p>
          </table:table-cell>
          <table:table-cell office:value-type="float" office:value="0.737464697" calcext:value-type="float">
            <text:p>0.737464697</text:p>
          </table:table-cell>
          <table:table-cell office:value-type="float" office:value="0.6331819979" calcext:value-type="float">
            <text:p>0.6331819979</text:p>
          </table:table-cell>
          <table:table-cell office:value-type="float" office:value="0.7695249789" calcext:value-type="float">
            <text:p>0.7695249789</text:p>
          </table:table-cell>
          <table:table-cell office:value-type="float" office:value="0.3669818603" calcext:value-type="float">
            <text:p>0.3669818603</text:p>
          </table:table-cell>
          <table:table-cell office:value-type="float" office:value="0.3705003571" calcext:value-type="float">
            <text:p>0.3705003571</text:p>
          </table:table-cell>
          <table:table-cell office:value-type="float" office:value="0.5434257127" calcext:value-type="float">
            <text:p>0.5434257127</text:p>
          </table:table-cell>
          <table:table-cell office:value-type="float" office:value="0.4774869239" calcext:value-type="float">
            <text:p>0.4774869239</text:p>
          </table:table-cell>
          <table:table-cell office:value-type="float" office:value="0.662227862" calcext:value-type="float">
            <text:p>0.662227862</text:p>
          </table:table-cell>
          <table:table-cell office:value-type="float" office:value="0.7173557102" calcext:value-type="float">
            <text:p>0.7173557102</text:p>
          </table:table-cell>
          <table:table-cell office:value-type="float" office:value="0.61425" calcext:value-type="float">
            <text:p>0.61425</text:p>
          </table:table-cell>
          <table:table-cell office:value-type="float" office:value="0.1698805256" calcext:value-type="float">
            <text:p>0.1698805256</text:p>
          </table:table-cell>
        </table:table-row>
        <table:table-row table:style-name="ro1">
          <table:table-cell office:value-type="string" calcext:value-type="string">
            <text:p>GoogleNews-vectors-negative300.bin</text:p>
          </table:table-cell>
          <table:table-cell office:value-type="float" office:value="0.6492537313" calcext:value-type="float">
            <text:p>0.6492537313</text:p>
          </table:table-cell>
          <table:table-cell office:value-type="float" office:value="0.695" calcext:value-type="float">
            <text:p>0.695</text:p>
          </table:table-cell>
          <table:table-cell office:value-type="float" office:value="0.4180844963" calcext:value-type="float">
            <text:p>0.4180844963</text:p>
          </table:table-cell>
          <table:table-cell office:value-type="float" office:value="0.7954545455" calcext:value-type="float">
            <text:p>0.7954545455</text:p>
          </table:table-cell>
          <table:table-cell office:value-type="float" office:value="0.75" calcext:value-type="float">
            <text:p>0.75</text:p>
          </table:table-cell>
          <table:table-cell office:value-type="float" office:value="0.6444444444" calcext:value-type="float">
            <text:p>0.6444444444</text:p>
          </table:table-cell>
          <table:table-cell office:value-type="float" office:value="0.6779836287" calcext:value-type="float">
            <text:p>0.6779836287</text:p>
          </table:table-cell>
          <table:table-cell office:value-type="float" office:value="0.6801179863" calcext:value-type="float">
            <text:p>0.6801179863</text:p>
          </table:table-cell>
          <table:table-cell office:value-type="float" office:value="0.7485001839" calcext:value-type="float">
            <text:p>0.7485001839</text:p>
          </table:table-cell>
          <table:table-cell office:value-type="float" office:value="0.4848035099" calcext:value-type="float">
            <text:p>0.4848035099</text:p>
          </table:table-cell>
          <table:table-cell office:value-type="float" office:value="0.4357700237" calcext:value-type="float">
            <text:p>0.4357700237</text:p>
          </table:table-cell>
          <table:table-cell office:value-type="float" office:value="0.6260660197" calcext:value-type="float">
            <text:p>0.6260660197</text:p>
          </table:table-cell>
          <table:table-cell office:value-type="float" office:value="0.5724675205" calcext:value-type="float">
            <text:p>0.5724675205</text:p>
          </table:table-cell>
          <table:table-cell office:value-type="float" office:value="0.7204356224" calcext:value-type="float">
            <text:p>0.7204356224</text:p>
          </table:table-cell>
          <table:table-cell office:value-type="float" office:value="0.7261563651" calcext:value-type="float">
            <text:p>0.7261563651</text:p>
          </table:table-cell>
          <table:table-cell office:value-type="float" office:value="0.69725" calcext:value-type="float">
            <text:p>0.69725</text:p>
          </table:table-cell>
          <table:table-cell office:value-type="float" office:value="0.2093287813" calcext:value-type="float">
            <text:p>0.2093287813</text:p>
          </table:table-cell>
        </table:table-row>
        <table:table-row table:style-name="ro1">
          <table:table-cell office:value-type="string" calcext:value-type="string">
            <text:p>facebook/wiki.en.vec</text:p>
          </table:table-cell>
          <table:table-cell office:value-type="float" office:value="0.676616915422886" calcext:value-type="float">
            <text:p>0.6766169154</text:p>
          </table:table-cell>
          <table:table-cell office:value-type="float" office:value="0.845" calcext:value-type="float">
            <text:p>0.845</text:p>
          </table:table-cell>
          <table:table-cell office:value-type="float" office:value="0.459950296310457" calcext:value-type="float">
            <text:p>0.4599502963</text:p>
          </table:table-cell>
          <table:table-cell office:value-type="float" office:value="0.772727272727273" calcext:value-type="float">
            <text:p>0.7727272727</text:p>
          </table:table-cell>
          <table:table-cell office:value-type="float" office:value="0.75" calcext:value-type="float">
            <text:p>0.75</text:p>
          </table:table-cell>
          <table:table-cell office:value-type="float" office:value="0.666666666666667" calcext:value-type="float">
            <text:p>0.6666666667</text:p>
          </table:table-cell>
          <table:table-cell office:value-type="float" office:value="0.763675702108081" calcext:value-type="float">
            <text:p>0.7636757021</text:p>
          </table:table-cell>
          <table:table-cell office:value-type="float" office:value="0.679341777884162" calcext:value-type="float">
            <text:p>0.6793417779</text:p>
          </table:table-cell>
          <table:table-cell office:value-type="float" office:value="0.799838274677189" calcext:value-type="float">
            <text:p>0.7998382747</text:p>
          </table:table-cell>
          <table:table-cell office:value-type="float" office:value="0.479026037248208" calcext:value-type="float">
            <text:p>0.4790260372</text:p>
          </table:table-cell>
          <table:table-cell office:value-type="float" office:value="0.380333162793095" calcext:value-type="float">
            <text:p>0.3803331628</text:p>
          </table:table-cell>
          <table:table-cell office:value-type="float" office:value="0.7059750420908" calcext:value-type="float">
            <text:p>0.7059750421</text:p>
          </table:table-cell>
          <table:table-cell office:value-type="float" office:value="0.655260119110137" calcext:value-type="float">
            <text:p>0.6552601191</text:p>
          </table:table-cell>
          <table:table-cell office:value-type="float" office:value="0.753797478280618" calcext:value-type="float">
            <text:p>0.7537974783</text:p>
          </table:table-cell>
          <table:table-cell office:value-type="float" office:value="0.655648792468277" calcext:value-type="float">
            <text:p>0.6556487925</text:p>
          </table:table-cell>
          <table:table-cell office:value-type="float" office:value="0.521375" calcext:value-type="float">
            <text:p>0.521375</text:p>
          </table:table-cell>
          <table:table-cell office:value-type="float" office:value="0.195771050555978" calcext:value-type="float">
            <text:p>0.1957710506</text:p>
          </table:table-cell>
        </table:table-row>
        <table:table-row table:style-name="ro1">
          <table:table-cell office:value-type="string" calcext:value-type="string">
            <text:p>facebook/crawl-300d-2M.vec</text:p>
          </table:table-cell>
          <table:table-cell office:value-type="float" office:value="0.646766169154229" calcext:value-type="float">
            <text:p>0.6467661692</text:p>
          </table:table-cell>
          <table:table-cell office:value-type="float" office:value="0.835" calcext:value-type="float">
            <text:p>0.835</text:p>
          </table:table-cell>
          <table:table-cell office:value-type="float" office:value="0.450391894475244" calcext:value-type="float">
            <text:p>0.4503918945</text:p>
          </table:table-cell>
          <table:table-cell office:value-type="float" office:value="0.840909090909091" calcext:value-type="float">
            <text:p>0.8409090909</text:p>
          </table:table-cell>
          <table:table-cell office:value-type="float" office:value="0.775" calcext:value-type="float">
            <text:p>0.775</text:p>
          </table:table-cell>
          <table:table-cell office:value-type="float" office:value="0.666666666666667" calcext:value-type="float">
            <text:p>0.6666666667</text:p>
          </table:table-cell>
          <table:table-cell office:value-type="float" office:value="0.801973486054669" calcext:value-type="float">
            <text:p>0.8019734861</text:p>
          </table:table-cell>
          <table:table-cell office:value-type="float" office:value="0.729505199320863" calcext:value-type="float">
            <text:p>0.7295051993</text:p>
          </table:table-cell>
          <table:table-cell office:value-type="float" office:value="0.812405069986623" calcext:value-type="float">
            <text:p>0.81240507</text:p>
          </table:table-cell>
          <table:table-cell office:value-type="float" office:value="0.585642877736516" calcext:value-type="float">
            <text:p>0.5856428777</text:p>
          </table:table-cell>
          <table:table-cell office:value-type="float" office:value="0.490684702162147" calcext:value-type="float">
            <text:p>0.4906847022</text:p>
          </table:table-cell>
          <table:table-cell office:value-type="float" office:value="0.708589978932233" calcext:value-type="float">
            <text:p>0.7085899789</text:p>
          </table:table-cell>
          <table:table-cell office:value-type="float" office:value="0.66250070327895" calcext:value-type="float">
            <text:p>0.6625007033</text:p>
          </table:table-cell>
          <table:table-cell office:value-type="float" office:value="0.776571945010171" calcext:value-type="float">
            <text:p>0.776571945</text:p>
          </table:table-cell>
          <table:table-cell office:value-type="float" office:value="0.824703233729022" calcext:value-type="float">
            <text:p>0.8247032337</text:p>
          </table:table-cell>
          <table:table-cell office:value-type="float" office:value="0.7925" calcext:value-type="float">
            <text:p>0.7925</text:p>
          </table:table-cell>
          <table:table-cell office:value-type="float" office:value="0.237893998325002" calcext:value-type="float">
            <text:p>0.2378939983</text:p>
          </table:table-cell>
        </table:table-row>
        <table:table-row table:style-name="ro1">
          <table:table-cell office:value-type="string" calcext:value-type="string">
            <text:p>facebook/wiki-news-300d-1M-subword.vec</text:p>
          </table:table-cell>
          <table:table-cell office:value-type="float" office:value="0.669154228855721" calcext:value-type="float">
            <text:p>0.6691542289</text:p>
          </table:table-cell>
          <table:table-cell office:value-type="float" office:value="0.735" calcext:value-type="float">
            <text:p>0.735</text:p>
          </table:table-cell>
          <table:table-cell office:value-type="float" office:value="0.440642324603326" calcext:value-type="float">
            <text:p>0.4406423246</text:p>
          </table:table-cell>
          <table:table-cell office:value-type="float" office:value="0.818181818181818" calcext:value-type="float">
            <text:p>0.8181818182</text:p>
          </table:table-cell>
          <table:table-cell office:value-type="float" office:value="0.775" calcext:value-type="float">
            <text:p>0.775</text:p>
          </table:table-cell>
          <table:table-cell office:value-type="float" office:value="0.666666666666667" calcext:value-type="float">
            <text:p>0.6666666667</text:p>
          </table:table-cell>
          <table:table-cell office:value-type="float" office:value="0.660499469656349" calcext:value-type="float">
            <text:p>0.6604994697</text:p>
          </table:table-cell>
          <table:table-cell office:value-type="float" office:value="0.708310749541515" calcext:value-type="float">
            <text:p>0.7083107495</text:p>
          </table:table-cell>
          <table:table-cell office:value-type="float" office:value="0.772606575624048" calcext:value-type="float">
            <text:p>0.7726065756</text:p>
          </table:table-cell>
          <table:table-cell office:value-type="float" office:value="0.513185073615962" calcext:value-type="float">
            <text:p>0.5131850736</text:p>
          </table:table-cell>
          <table:table-cell office:value-type="float" office:value="0.416029636846503" calcext:value-type="float">
            <text:p>0.4160296368</text:p>
          </table:table-cell>
          <table:table-cell office:value-type="float" office:value="0.571307022426912" calcext:value-type="float">
            <text:p>0.5713070224</text:p>
          </table:table-cell>
          <table:table-cell office:value-type="float" office:value="0.562612437178748" calcext:value-type="float">
            <text:p>0.5626124372</text:p>
          </table:table-cell>
          <table:table-cell office:value-type="float" office:value="0.622966412092559" calcext:value-type="float">
            <text:p>0.6229664121</text:p>
          </table:table-cell>
          <table:table-cell office:value-type="float" office:value="0.859701187065084" calcext:value-type="float">
            <text:p>0.8597011871</text:p>
          </table:table-cell>
          <table:table-cell office:value-type="float" office:value="0.86425" calcext:value-type="float">
            <text:p>0.86425</text:p>
          </table:table-cell>
          <table:table-cell office:value-type="float" office:value="0.222357617414658" calcext:value-type="float">
            <text:p>0.222357617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oto Sans CJK JP Regular" svg:font-family="'Noto Sans CJK JP Regular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Regular1" svg:font-family="'Noto Sans CJK JP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ko" style:country-asian="KR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ko" number:country="KR">￦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ko" number:country="KR">￦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="Noto Sans CJK JP Regular" fo:font-family="'Noto Sans CJK JP Regular'" style:font-family-generic="swiss" style:font-pitch="variable" style:font-name-asian="Noto Sans CJK JP Regular1" style:font-family-asian="'Noto Sans CJK JP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페이지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1">0000/00/00</text:date>, <text:time style:data-style-name="N2" text:time-value="14:29:47.183127828">00:00:00</text:time></text:p>
        </style:region-right>
      </style:header>
      <style:header-left style:display="false"/>
      <style:footer>
        <text:p>페이지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4-11T14:28:16.474100493</dc:date>
    <meta:editing-duration>PT3M35S</meta:editing-duration>
    <meta:editing-cycles>3</meta:editing-cycles>
    <meta:generator>LibreOffice/5.1.6.2$Linux_X86_64 LibreOffice_project/10m0$Build-2</meta:generator>
    <meta:document-statistic meta:table-count="1" meta:cell-count="107" meta:object-count="0"/>
  </office:meta>
</office:document-meta>
</file>